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52:40" calcext:value-type="string">
            <text:p>52:4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43:40" calcext:value-type="string">
            <text:p>43:4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43:40" calcext:value-type="string">
            <text:p>43:4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35:40" calcext:value-type="string" table:number-columns-spanned="1" table:number-rows-spanned="7">
            <text:p>35:4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35:40" calcext:value-type="string">
            <text:p>35:4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26:10" calcext:value-type="string">
            <text:p>26:1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26:10" calcext:value-type="string">
            <text:p>26:1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26:10" calcext:value-type="string">
            <text:p>26:1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26:10" calcext:value-type="string">
            <text:p>26:1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8" calcext:value-type="float">
            <text:p>8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8:0" calcext:value-type="string">
            <text:p>8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17:0" calcext:value-type="string">
            <text:p>1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9" calcext:value-type="float">
            <text:p>9</text:p>
          </table:table-cell>
          <table:table-cell table:style-name="ce3" table:formula="of:=IF([.G48]-[.I48]&lt;0;([.I48]-[.G48]);([.I48]-[.G48])*-1)" office:value-type="float" office:value="40" calcext:value-type="float">
            <text:p>4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9:40" calcext:value-type="string">
            <text:p>9:4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9:0" calcext:value-type="string" table:number-columns-spanned="1" table:number-rows-spanned="7">
            <text:p>9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50]-[.I50]&lt;0;([.I50]-[.G50]);([.I50]-[.G50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08:57:03.195232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57M20S</meta:editing-duration>
    <meta:editing-cycles>27</meta:editing-cycles>
    <meta:generator>LibreOffice/5.0.6.3$Linux_X86_64 LibreOffice_project/00m0$Build-3</meta:generator>
    <dc:date>2016-07-31T08:57:53.535939244</dc:date>
    <meta:document-statistic meta:table-count="1" meta:cell-count="1342" meta:object-count="0"/>
  </office:meta>
</office:document-meta>
</file>